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P1" style:family="paragraph">
      <style:paragraph-properties/>
    </style:style>
  </office:automatic-styles>
  <office:body>
    <office:text>
      <text:p text:style-name="P1"><text:span text:style-name="T1">Umstrukturierung der Datenhaltung</text:span></text:p>
      <text:p text:style-name="P1">Als erstes wird die Datenstruktur umgestellt. Das bisherige Konzept der Posts mit unterschiedlichen Ausprägungen wird allerdings so aufgeben. Posts wurden bisher in einer Art und Weise bespeichert, dass es eine große Tabelle mit Posts gab und über die Zuordnung von Empfängern (Keine=Forum, Man selber=Notizen, Ein anderer Benutzer=Privatnachrichten) wurden diese Beiträge entsprechend in den unterschiedlichen Bereichen eingeordnet.</text:p>
      <text:p text:style-name="P1">In der neuen Struktur gibt es für jeden Bereich eine eigene Tabelle. Die einzelnen Bereiche sind dabei Chat (instant), Forum (Themenbasiert), private Konversationen (zwischen einzelnen Benutzern) und Kommentare. Notizen fallen wegen mangelnder Nachfrage weg.</text:p>
      <text:p text:style-name="P1">Jeder als Tabelle in der Datenstruktur enthaltene Bereich zeigt dabei auf eine zentrale Textdaten-Tabelle, in der die eigentlichen Texte sowie deren Urheber und Metadaten gespeichert sind (Cache und Plaintext ebenfalls). Über diese Tabelle werden auch Anhänge in einer extra Tabelle verwaltet. Auf diese Weise lassen sich sämtliche Beiträge in gleicher Weise abbilden und auch über ein einheitliches Formular und eine einheitliche Darstellung verfügbar machen.</text:p>
      <text:p text:style-name="P1">Private Konversationen werden in einer Tabelle gespeichert, welche für jede Richtung einer solchen Konversation einen Eintrag gebunden an den Empfänger sowie im weiteren den jeweiligen Sender enhält. Unter dieser Tabelle ist eine Zwischentabelle geschalten, welche die Beitragstexte zu den einzelnen Konversations-Teilen zuordnet. In der Tabelle für die Konversationen wird auch gespeichert, welche Beiträge ein Benutzer in der Konversation bereits gelesen hat.</text:p>
      <text:p text:style-name="P1">Forenbeiträge werden über Themen verwaltet, wobei Themen selber keinen Benutzern mehr zugehörig sind und somit von jedem Benutzer bearbeitet werden können. Die Tabelle mit den eigentlichen Forenbeiträgen verweist dann nur noch auf ein entsprechendes Thema (neben dem Beitragstext aus der Textetabelle). Daneben gibt es noch eine Tabelle, welche Benutzer und Themen zueinander zuordnet. Diese Tabelle enthält dann auch Einstellungsdaten, die der betreffende Benutzer für das betreffende Thema vorgenommen hat (ignorieren, anpinnen). Außerdem werden Informationen darüber, welche Beiträge ein Benutzer im Thema noch nicht gelesen hat, entsprechend gespeichert.</text:p>
      <text:p text:style-name="P1">Kommentare werden in einer Tabelle gehalten, die neben dem entsprechenden Verweis auf den eigentlichen Textbeitrag auch einen Verweis auf einen „übergeordneten“ Textbeitrag enthält. Damit kann ein Kommentar entsprechend zugeordnet werden. Hierbei ist es sogar möglich, verschachtelte Kommentare zu bauen. Aus Gründen der Einfachheit und der besseren Benutzerbarkeit, gerade weil das System für eine übersichtliche Anzahl von Benutzern gedacht ist, sollte auf diese Möglichkeit der Verschachtelung allerdings verzichtet werden.</text:p>
      <text:p text:style-name="P1">Chatnachrichten werden in einer eigenen Tabelle gehalten, verweisen allerdings nur auf die Textdaten-Tabelle. Diese Tabelle dient lediglich zur besseren Übersicht: Alle Chatbeiträge sind Textdaten, welche mit der Chatnachrichten-Tabelle verknüpft sind. </text:p>
      <text:p text:style-name="P1">Hier sollte überlegt werden, ob es da nicht Sinn macht, in den Textdaten ein Flag zu hinterlegen oder aber zu prüfen, ob ein Textbeitrag in einer der drei anderen Bereichen verknüpft ist. Letzteres ist allerdings von der Abfrage her unübersichtlicher und bedeutet einen höheren internen Aufwand und wäre wohl eher nicht zu empfehlen.</text:p>
      <text:p text:style-name="P1">Parallel zu den eigentlichen Nutzdaten besteht noch eine unabhängige Tabelle mit Schlüssel-Wert-Paaren, in der die globale Konfiguration (die abgespeckt wurde) für das gesamte Forum abgelegt wird.</text:p>
      <text:p text:style-name="P1">Die Tabelle für die Nutzer, über die Textdaten-Beiträge, private Konversationen, Chatnachrichten oder Kommentare verknüpft sind, enthält nur noch die aller notwendigsten Daten zu den Benutzern, die auch in jeder Anfrage am Server relevant sind. Sämtliche anderen Daten, wie Einstellungen des Benutzers oder aber das Passwort, werden in einer extra Tabelle gespeichert, welche nicht nur beim ändern der entsprechenden Einstellung sowie beim Login hinzu gezogen wird. Ansonsten werden die darin gespeicherten Daten für jeden Benutzer in den Cookies und damit in der Session zu Verwendung gespeichert.</text:p>
    </office:text>
  </office:body>
</office:document-content>
</file>

<file path=styles.xml><?xml version="1.0" encoding="utf-8"?>
<office:document-styles xmlns:office="urn:oasis:names:tc:opendocument:xmlns:office:1.0" office:version="1.2"/>
</file>